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2995BB66993A550D769.png" manifest:media-type="image/png"/>
  <manifest:file-entry manifest:full-path="Pictures/10000001000002D2000001DA78310EE7337E8C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96bb3" officeooo:paragraph-rsid="00196bb3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96bb3" officeooo:paragraph-rsid="00196bb3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aed69" officeooo:paragraph-rsid="001aed69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1aed69" officeooo:paragraph-rsid="001aed69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96bb3" officeooo:paragraph-rsid="00196bb3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aed69" officeooo:paragraph-rsid="001ae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 Obj</text:p>
      <text:p text:style-name="P1">TD9</text:p>
      <text:p text:style-name="P1"/>
      <text:p text:style-name="P2">Exercice 1</text:p>
      <text:p text:style-name="P2"/>
      <text:p text:style-name="P5">A et A</text:p>
      <text:p text:style-name="P5">A et A</text:p>
      <text:p text:style-name="P5">B et A</text:p>
      <text:p text:style-name="P5">B et A</text:p>
      <text:p text:style-name="P5">B et B</text:p>
      <text:p text:style-name="P5">B et A</text:p>
      <text:p text:style-name="P5"/>
      <text:p text:style-name="P3">Exercice 2</text:p>
      <text:p text:style-name="P3"/>
      <text:p text:style-name="P3"><draw:frame draw:style-name="fr1" draw:name="Image1" text:anchor-type="char" svg:x="1.177cm" svg:y="0.235cm" svg:width="14.647cm" svg:height="9.615cm" draw:z-index="0"><draw:image xlink:href="Pictures/10000001000002D2000001DA78310EE7337E8C6E.png" xlink:type="simple" xlink:show="embed" xlink:actuate="onLoad" draw:mime-type="image/png"/></draw:frame></text:p>
      <text:p text:style-name="P3"/>
      <text:p text:style-name="P3"/>
      <text:p text:style-name="P3"/>
      <text:p text:style-name="P4">Exercice 3</text:p>
      <text:p text:style-name="P3"><draw:frame draw:style-name="fr1" draw:name="Image2" text:anchor-type="char" svg:x="2.424cm" svg:y="0.363cm" svg:width="9.749cm" svg:height="13.367cm" draw:z-index="1"><draw:image xlink:href="Pictures/10000001000001E5000002995BB66993A550D769.png" xlink:type="simple" xlink:show="embed" xlink:actuate="onLoad" draw:mime-type="image/png"/></draw:frame></text:p>
      <text:p text:style-name="P3"/>
      <text:p text:style-name="P6"><text:tab/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5:30:49.278206189</meta:creation-date>
    <dc:date>2023-04-05T15:55:22.635179165</dc:date>
    <meta:editing-duration>PT24M33S</meta:editing-duration>
    <meta:editing-cycles>3</meta:editing-cycles>
    <meta:generator>LibreOffice/7.4.6.2$Linux_X86_64 LibreOffice_project/40$Build-2</meta:generator>
    <meta:document-statistic meta:table-count="0" meta:image-count="2" meta:object-count="0" meta:page-count="2" meta:paragraph-count="12" meta:word-count="27" meta:character-count="78" meta:non-whitespace-character-count="61"/>
  </office:meta>
</office:document-meta>
</file>